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645cm" table:align="right"/>
    </style:style>
    <style:style style:name="Tableau1.A" style:family="table-column">
      <style:table-column-properties style:column-width="6.645cm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paragraph-properties fo:line-height="100%">
        <style:tab-stops>
          <style:tab-stop style:position="7.011cm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Text_20_body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lieuDate=% <text:tab/><text:tab/><text:tab/><text:tab/><text:tab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%=destinataire=%</text:p>
          </table:table-cell>
        </table:table-row>
      </table:table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pta </dc:creator>
    <dc:date>2012-06-04T07:08:03.37</dc:date>
    <meta:editing-cycles>34</meta:editing-cycles>
    <meta:editing-duration>PT1H45M37S</meta:editing-duration>
    <meta:document-statistic meta:table-count="1" meta:image-count="0" meta:object-count="0" meta:page-count="1" meta:paragraph-count="3" meta:word-count="2" meta:character-count="35"/>
    <meta:user-defined meta:name="Info 1"/>
    <meta:user-defined meta:name="Info 2"/>
    <meta:user-defined meta:name="Info 3"/>
    <meta:user-defined meta:name="Info 4"/>
  </office:meta>
</office:document-meta>
</file>